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26965" officeooo:paragraph-rsid="0002696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6965" officeooo:paragraph-rsid="0002696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6965" officeooo:paragraph-rsid="0003d64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6965" officeooo:paragraph-rsid="00051ed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3d642" officeooo:paragraph-rsid="0003d64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3d642" officeooo:paragraph-rsid="0004763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47630" officeooo:paragraph-rsid="0004763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047630"/>
    </style:style>
    <style:style style:name="P9" style:family="paragraph" style:parent-style-name="Standard">
      <style:paragraph-properties fo:text-align="start" style:justify-single-word="false"/>
      <style:text-properties officeooo:paragraph-rsid="00051edc"/>
    </style:style>
    <style:style style:name="P10" style:family="paragraph" style:parent-style-name="Standard">
      <style:paragraph-properties fo:text-align="start" style:justify-single-word="false"/>
      <style:text-properties officeooo:rsid="00051edc" officeooo:paragraph-rsid="00051ed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1edc" officeooo:paragraph-rsid="00051edc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1edc" officeooo:paragraph-rsid="00051ed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026965" officeooo:paragraph-rsid="00026965" style:font-size-asian="14pt" style:font-size-complex="14pt"/>
    </style:style>
    <style:style style:name="T1" style:family="text">
      <style:text-properties officeooo:rsid="0003d642"/>
    </style:style>
    <style:style style:name="T2" style:family="text">
      <style:text-properties fo:font-size="12pt" officeooo:rsid="00026965" style:font-size-asian="12pt" style:font-size-complex="12pt"/>
    </style:style>
    <style:style style:name="T3" style:family="text">
      <style:text-properties fo:font-size="12pt" officeooo:rsid="0003d642" style:font-size-asian="12pt" style:font-size-complex="12pt"/>
    </style:style>
    <style:style style:name="T4" style:family="text">
      <style:text-properties fo:font-size="12pt" officeooo:rsid="00047630" style:font-size-asian="12pt" style:font-size-complex="12pt"/>
    </style:style>
    <style:style style:name="T5" style:family="text">
      <style:text-properties officeooo:rsid="00047630"/>
    </style:style>
    <style:style style:name="T6" style:family="text">
      <style:text-properties officeooo:rsid="00051edc"/>
    </style:style>
    <style:style style:name="T7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Assignment-1</text:p>
      <text:p text:style-name="P1"/>
      <text:p text:style-name="P9"><text:span text:style-name="T2">1) </text:span><text:span text:style-name="T7">Find out the PG-13 rated comedy movies. DO NOT use the film_list table.</text:span></text:p>
      <text:p text:style-name="P11">Sol- </text:p>
      <text:p text:style-name="P4"><text:s text:c="4"/>SELECT <text:span text:style-name="T1">film_id , </text:span>title, <text:span text:style-name="T1">description</text:span></text:p>
      <text:p text:style-name="P2"><text:s text:c="4"/>FROM film</text:p>
      <text:p text:style-name="P3"><text:s text:c="4"/>WHERE rating = ‘PG-13’ AND film_id</text:p>
      <text:p text:style-name="P3"><text:tab/><text:tab/><text:tab/> IN</text:p>
      <text:p text:style-name="P3"><text:tab/><text:tab/><text:tab/><text:span text:style-name="T1">( </text:span>SELECT film_id </text:p>
      <text:p text:style-name="P2"><text:tab/><text:tab/><text:tab/> <text:s/>FROM <text:s/>film_category</text:p>
      <text:p text:style-name="P3"><text:tab/><text:tab/><text:tab/> <text:s/>WHERE category_id </text:p>
      <text:p text:style-name="P3"><text:tab/><text:tab/><text:tab/><text:tab/> <text:span text:style-name="T1">IN</text:span> <text:span text:style-name="T1">( SELECT category_id </text:span></text:p>
      <text:p text:style-name="P3"><text:tab/><text:tab/><text:tab/><text:tab/> <text:s text:c="8"/><text:span text:style-name="T1">FROM <text:s text:c="2"/>category</text:span></text:p>
      <text:p text:style-name="P3"><text:tab/><text:tab/><text:tab/><text:tab/> <text:s text:c="8"/><text:span text:style-name="T1">WHERE category.name = ‘comedy’));</text:span></text:p>
      <text:p text:style-name="P3"/>
      <text:p text:style-name="P9"><text:span text:style-name="T3">2) </text:span><text:span text:style-name="T7">Find out the top 3 rented horror movies.</text:span></text:p>
      <text:p text:style-name="P12">Sol-</text:p>
      <text:p text:style-name="P9"><text:span text:style-name="T3"><text:s text:c="7"/>SELECT </text:span><text:span text:style-name="T4">f.</text:span><text:span text:style-name="T3">title, count(</text:span><text:span text:style-name="T4">all f.title</text:span><text:span text:style-name="T3">)</text:span></text:p>
      <text:p text:style-name="P5"><text:tab/>FROM film f, inventory i, rental r, category c, film_category fc </text:p>
      <text:p text:style-name="P5"><text:tab/>WHERE <text:s/>f.film_id = i.film_id <text:s/>AND i.inventory_id = r.inventory_id AND</text:p>
      <text:p text:style-name="P6"><text:tab/>c.name = '<text:span text:style-name="T5">H</text:span>orror' AND fc.fil<text:span text:style-name="T5">m</text:span>_id = f.film_id <text:span text:style-name="T5">AND fc.category_id = c.category_id</text:span></text:p>
      <text:p text:style-name="P6"><text:s text:c="12"/>GROUP BY <text:span text:style-name="T5">f.title</text:span></text:p>
      <text:p text:style-name="P6"><text:tab/>ORDER BY count(<text:span text:style-name="T5">all f.title</text:span>) </text:p>
      <text:p text:style-name="P6"><text:span text:style-name="T5"><text:s text:c="12"/>desc limit 3</text:span> ;</text:p>
      <text:p text:style-name="P7"/>
      <text:p text:style-name="P8"><text:span text:style-name="T4">3) </text:span><text:span text:style-name="T7">Find out the list of customers from India who have rented sports movies.</text:span></text:p>
      <text:p text:style-name="P10">Sol- </text:p>
      <text:p text:style-name="P10">select *</text:p>
      <text:p text:style-name="P10">from customer_list</text:p>
      <text:p text:style-name="P10">where ID</text:p>
      <text:p text:style-name="P10"><text:s text:c="4"/>in (</text:p>
      <text:p text:style-name="P10"><text:tab/>select distinct cl.ID</text:p>
      <text:p text:style-name="P10"><text:tab/>from customer_list cl,film_list fl, rental r, inventory i </text:p>
      <text:p text:style-name="P10"><text:tab/>where cl.country = 'India' and r.customer_id = cl.ID and r.inventory_id = i.inventory_id and </text:p>
      <text:p text:style-name="P10"><text:tab/>i.film_id = fl.FID and fl.category = <text:s/>'Sports');</text:p>
      <text:p text:style-name="P10"/>
      <text:p text:style-name="P9"><text:span text:style-name="T6">4) </text:span><text:span text:style-name="T7">Find out the list of customers from Canada who have rented “NICK WAHLBERG” movies.</text:span></text:p>
      <text:p text:style-name="P10">Sol-</text:p>
      <text:p text:style-name="P10">select *</text:p>
      <text:p text:style-name="P10">from customer_list</text:p>
      <text:p text:style-name="P10">where ID</text:p>
      <text:p text:style-name="P10"><text:s text:c="4"/>in (</text:p>
      <text:p text:style-name="P10"><text:tab/>select distinct cl.ID</text:p>
      <text:p text:style-name="P10"><text:tab/>from customer_list cl, rental r, inventory i, actor_info ai,film_actor fa</text:p>
      <text:p text:style-name="P10"><text:tab/>where cl.country = 'Canada' and ai.first_name = 'NICK' and ai.last_name = 'WAHLBERG' <text:tab/>and <text:s/>ai.actor_id = fa.actor_id and r.customer_id = cl.ID and r.inventory_id = i.inventory_id <text:tab/>and i.film_id = fa.film_id);</text:p>
      <text:p text:style-name="P10"/>
      <text:p text:style-name="P9"><text:span text:style-name="T6">5) </text:span><text:span text:style-name="T7">Find out the number of movies in which “SEAN WILLIAMS” acted.</text:span></text:p>
      <text:p text:style-name="P11">Sol-</text:p>
      <text:p text:style-name="P10">select count(fa.film_id)</text:p>
      <text:p text:style-name="P10">from actor a, film_actor fa</text:p>
      <text:p text:style-name="P10"><text:soft-page-break/>where a.first_name = 'SEAN' and a.last_name = 'WILLIAMS' and a.actor_id = fa.actor_i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30:36.210806078</meta:creation-date>
    <dc:date>2017-10-05T17:33:51.261020203</dc:date>
    <meta:editing-duration>PT22H50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255" meta:character-count="1735" meta:non-whitespace-character-count="1397"/>
  </office:meta>
</office:document-meta>
</file>